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222222" style:font-name="arial" fo:font-size="2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ord ratio in verschillende landen uit 2015. Eurpoa komt hier goed naar voren met minder dan 1 moord per 100.000 inwoners. De Verenigde Staten komen hier wat slechter naar voren als Westers land met een moord ratio van 4.88. Ondanks het beleid van Duterte komen de Filipijnen (9.84) goed naar voren in vergelijking tot Zuid-Afrika waar er per 100.000 inwoners bijna 35 zijn vermo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5T11:54:28.87</meta:creation-date>
    <meta:document-statistic meta:table-count="0" meta:image-count="0" meta:object-count="0" meta:page-count="1" meta:paragraph-count="1" meta:word-count="64" meta:character-count="384"/>
    <dc:date>2018-04-25T12:00:40.11</dc:date>
    <meta:editing-duration>PT6M17S</meta:editing-duration>
    <meta:editing-cycles>1</meta:editing-cycles>
    <meta:generator>OpenOffice/4.1.1$Win32 OpenOffice.org_project/411m6$Build-9775</meta:generator>
  </office:meta>
</office:document-meta>
</file>